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3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1.2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8cm" loext:decorative="false"/>
      <style:paragraph-properties style:writing-mode="lr-tb"/>
    </style:style>
    <style:style style:name="gr10" style:family="graphic" style:parent-style-name="objectwithoutfill">
      <style:graphic-properties draw:marker-end="Small_20_Arrow" draw:fill="none" draw:textarea-vertical-align="middle" loext:decorative="false"/>
    </style:style>
    <style:style style:name="gr11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3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14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cm" fo:min-width="0cm" loext:decorative="false"/>
      <style:paragraph-properties style:writing-mode="lr-tb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svg:stroke-width="0.03cm" svg:stroke-color="#000000" draw:marker-start-width="0.25cm" draw:marker-end-width="0.25cm" draw:fill-color="#c0c0c0" draw:textarea-vertical-align="middle" fo:padding-top="0.14cm" fo:padding-bottom="0.14cm" fo:padding-left="0.265cm" fo:padding-right="0.265cm" loext:decorative="false"/>
    </style:style>
    <style:style style:name="gr18" style:family="graphic" style:parent-style-name="objectwithoutfill">
      <style:graphic-properties svg:stroke-width="0.07cm" draw:marker-start-width="0.31cm" draw:marker-end-width="0.31cm" draw:fill="none" draw:textarea-vertical-align="middle" fo:padding-top="0.16cm" fo:padding-bottom="0.16cm" fo:padding-left="0.285cm" fo:padding-right="0.285cm" loext:decorative="false"/>
    </style:style>
    <style:style style:name="gr19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03cm" loext:decorative="false"/>
      <style:paragraph-properties style:writing-mode="lr-tb"/>
    </style:style>
    <style:style style:name="gr21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61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draw:fit-to-size="false" style:shrink-to-fit="false" fo:min-height="0.966cm" fo:min-width="20.297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4.999cm" svg:height="6.999cm" svg:x="1cm" svg:y="6cm" svg:viewBox="0 0 25000 7000" draw:points="0,1000 8400,1000 8900,500 9200,500 9700,0 11900,0 12400,500 12600,500 13100,0 15300,0 15800,500 16100,500 16600,1000 25000,1000 25000,7000 0,7000">
          <text:p/>
        </draw:polygon>
        <draw:line draw:style-name="gr2" draw:text-style-name="P1" draw:layer="layout" svg:x1="11.8cm" svg:y1="5cm" svg:x2="11.8cm" svg:y2="6.5cm">
          <text:p/>
        </draw:line>
        <draw:line draw:style-name="gr3" draw:text-style-name="P1" draw:layer="layout" svg:x1="10.2cm" svg:y1="4.2cm" svg:x2="10.2cm" svg:y2="6.4cm">
          <text:p/>
        </draw:line>
        <draw:line draw:style-name="gr3" draw:text-style-name="P1" draw:layer="layout" svg:x1="9.4cm" svg:y1="3.1cm" svg:x2="9.4cm" svg:y2="6.9cm">
          <text:p/>
        </draw:line>
        <draw:line draw:style-name="gr3" draw:text-style-name="P1" draw:layer="layout" svg:x1="17.6cm" svg:y1="3.1cm" svg:x2="17.6cm" svg:y2="6.9cm">
          <text:p/>
        </draw:line>
        <draw:line draw:style-name="gr4" draw:text-style-name="P1" draw:layer="layout" svg:x1="9.4cm" svg:y1="3.2cm" svg:x2="17.6cm" svg:y2="3.2cm">
          <text:p/>
        </draw:line>
        <draw:line draw:style-name="gr4" draw:text-style-name="P1" draw:layer="layout" svg:x1="10.7cm" svg:y1="4.3cm" svg:x2="12.9cm" svg:y2="4.3cm">
          <text:p/>
        </draw:line>
        <draw:line draw:style-name="gr4" draw:text-style-name="P1" draw:layer="layout" svg:x1="1cm" svg:y1="3.2cm" svg:x2="9.4cm" svg:y2="3.2cm">
          <text:p/>
        </draw:line>
        <draw:line draw:style-name="gr3" draw:text-style-name="P1" draw:layer="layout" svg:x1="10.7cm" svg:y1="4.3cm" svg:x2="9.4cm" svg:y2="4.3cm">
          <text:p/>
        </draw:line>
        <draw:frame draw:style-name="gr5" draw:text-style-name="P2" draw:layer="layout" svg:width="0.803cm" svg:height="0.7cm" svg:x="4.797cm" svg:y="2.5cm">
          <draw:text-box>
            <text:p>84</text:p>
          </draw:text-box>
        </draw:frame>
        <draw:line draw:style-name="gr3" draw:text-style-name="P1" draw:layer="layout" svg:x1="1cm" svg:y1="3.1cm" svg:x2="1cm" svg:y2="6.9cm">
          <text:p/>
        </draw:line>
        <draw:line draw:style-name="gr3" draw:text-style-name="P1" draw:layer="layout" svg:x1="1cm" svg:y1="13.1cm" svg:x2="1cm" svg:y2="16.9cm">
          <text:p/>
        </draw:line>
        <draw:line draw:style-name="gr3" draw:text-style-name="P1" draw:layer="layout" svg:x1="4.5cm" svg:y1="14.2cm" svg:x2="4.5cm" svg:y2="15.1cm">
          <text:p/>
        </draw:line>
        <draw:line draw:style-name="gr2" draw:text-style-name="P1" draw:layer="layout" svg:x1="4.5cm" svg:y1="9cm" svg:x2="4.5cm" svg:y2="11cm">
          <text:p/>
        </draw:line>
        <draw:custom-shape draw:style-name="gr6" draw:text-style-name="P3" draw:layer="layout" svg:width="0.8cm" svg:height="0.8cm" svg:x="4.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cm" svg:y1="15cm" svg:x2="4.5cm" svg:y2="15cm">
          <text:p/>
        </draw:line>
        <draw:frame draw:style-name="gr7" draw:text-style-name="P2" draw:layer="layout" svg:width="1.631cm" svg:height="0.963cm" svg:x="2.095cm" svg:y="14.137cm">
          <draw:text-box>
            <text:p>(35)</text:p>
          </draw:text-box>
        </draw:frame>
        <draw:line draw:style-name="gr3" draw:text-style-name="P1" draw:layer="layout" svg:x1="9cm" svg:y1="11cm" svg:x2="9cm" svg:y2="14.2cm">
          <text:p/>
        </draw:line>
        <draw:line draw:style-name="gr4" draw:text-style-name="P1" draw:layer="layout" svg:x1="1cm" svg:y1="14.1cm" svg:x2="9cm" svg:y2="14.1cm">
          <text:p/>
        </draw:line>
        <draw:frame draw:style-name="gr7" draw:text-style-name="P2" draw:layer="layout" svg:width="1.631cm" svg:height="0.963cm" svg:x="4.572cm" svg:y="13.3cm">
          <draw:text-box>
            <text:p>(80)</text:p>
          </draw:text-box>
        </draw:frame>
        <draw:custom-shape draw:style-name="gr6" draw:text-style-name="P3" draw:layer="layout" svg:width="6cm" svg:height="2cm" svg:x="10.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8.201cm" svg:x2="10.5cm" svg:y2="8.2cm">
          <text:p/>
        </draw:line>
        <draw:frame draw:style-name="gr8" draw:text-style-name="P2" draw:layer="layout" svg:width="1.705cm" svg:height="1.064cm" svg:x="5.195cm" svg:y="7.3cm">
          <draw:text-box>
            <text:p>(95)</text:p>
          </draw:text-box>
        </draw:frame>
        <draw:line draw:style-name="gr3" draw:text-style-name="P1" draw:layer="layout" svg:x1="16.5cm" svg:y1="8.1cm" svg:x2="16.5cm" svg:y2="8.9cm">
          <text:p/>
        </draw:line>
        <draw:line draw:style-name="gr4" draw:text-style-name="P1" draw:layer="layout" svg:x1="10.5cm" svg:y1="8.2cm" svg:x2="16.5cm" svg:y2="8.201cm">
          <text:p/>
        </draw:line>
        <draw:frame draw:style-name="gr9" draw:text-style-name="P2" draw:layer="layout" svg:width="1.208cm" svg:height="0.963cm" svg:x="12.895cm" svg:y="7.437cm">
          <draw:text-box>
            <text:p>60</text:p>
          </draw:text-box>
        </draw:frame>
        <draw:line draw:style-name="gr4" draw:text-style-name="P1" draw:layer="layout" svg:x1="11.5cm" svg:y1="9cm" svg:x2="11.5cm" svg:y2="11cm">
          <text:p/>
        </draw:line>
        <draw:line draw:style-name="gr3" draw:text-style-name="P1" draw:layer="layout" svg:x1="5.4cm" svg:y1="9.1cm" svg:x2="3.7cm" svg:y2="10.8cm">
          <text:p/>
        </draw:line>
        <draw:line draw:style-name="gr10" draw:text-style-name="P1" draw:layer="layout" svg:x1="5.4cm" svg:y1="9.1cm" svg:x2="4.8cm" svg:y2="9.7cm">
          <text:p/>
        </draw:line>
        <draw:line draw:style-name="gr11" draw:text-style-name="P1" draw:layer="layout" svg:x1="4.2cm" svg:y1="10.3cm" svg:x2="3.6cm" svg:y2="10.9cm">
          <text:p/>
        </draw:line>
        <draw:frame draw:style-name="gr12" draw:text-style-name="P2" draw:layer="layout" svg:width="0.855cm" svg:height="0.963cm" svg:x="4.296cm" svg:y="8.701cm">
          <draw:text-box>
            <text:p>8</text:p>
          </draw:text-box>
        </draw:frame>
        <draw:line draw:style-name="gr2" draw:text-style-name="P1" draw:layer="layout" svg:x1="9cm" svg:y1="9.001cm" svg:x2="9cm" svg:y2="11.001cm">
          <text:p/>
        </draw:line>
        <draw:custom-shape draw:style-name="gr6" draw:text-style-name="P3" draw:layer="layout" svg:width="0.8cm" svg:height="0.8cm" svg:x="8.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9cm" svg:y1="9.101cm" svg:x2="8.2cm" svg:y2="10.801cm">
          <text:p/>
        </draw:line>
        <draw:line draw:style-name="gr10" draw:text-style-name="P1" draw:layer="layout" svg:x1="9.9cm" svg:y1="9.101cm" svg:x2="9.3cm" svg:y2="9.701cm">
          <text:p/>
        </draw:line>
        <draw:line draw:style-name="gr11" draw:text-style-name="P1" draw:layer="layout" svg:x1="8.7cm" svg:y1="10.301cm" svg:x2="8.1cm" svg:y2="10.901cm">
          <text:p/>
        </draw:line>
        <draw:frame draw:style-name="gr12" draw:text-style-name="P2" draw:layer="layout" svg:width="0.855cm" svg:height="0.963cm" svg:x="8.796cm" svg:y="8.702cm">
          <draw:text-box>
            <text:p>8</text:p>
          </draw:text-box>
        </draw:frame>
        <draw:line draw:style-name="gr2" draw:text-style-name="P1" draw:layer="layout" svg:x1="18cm" svg:y1="9.001cm" svg:x2="18cm" svg:y2="11.001cm">
          <text:p/>
        </draw:line>
        <draw:custom-shape draw:style-name="gr6" draw:text-style-name="P3" draw:layer="layout" svg:width="0.8cm" svg:height="0.8cm" svg:x="17.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9cm" svg:y1="9.101cm" svg:x2="17.2cm" svg:y2="10.801cm">
          <text:p/>
        </draw:line>
        <draw:line draw:style-name="gr10" draw:text-style-name="P1" draw:layer="layout" svg:x1="18.9cm" svg:y1="9.101cm" svg:x2="18.3cm" svg:y2="9.701cm">
          <text:p/>
        </draw:line>
        <draw:line draw:style-name="gr11" draw:text-style-name="P1" draw:layer="layout" svg:x1="17.7cm" svg:y1="10.301cm" svg:x2="17.1cm" svg:y2="10.901cm">
          <text:p/>
        </draw:line>
        <draw:frame draw:style-name="gr12" draw:text-style-name="P2" draw:layer="layout" svg:width="0.855cm" svg:height="0.963cm" svg:x="17.796cm" svg:y="8.702cm">
          <draw:text-box>
            <text:p>8</text:p>
          </draw:text-box>
        </draw:frame>
        <draw:line draw:style-name="gr2" draw:text-style-name="P1" draw:layer="layout" svg:x1="22.5cm" svg:y1="9.002cm" svg:x2="22.5cm" svg:y2="11.002cm">
          <text:p/>
        </draw:line>
        <draw:custom-shape draw:style-name="gr6" draw:text-style-name="P3" draw:layer="layout" svg:width="0.8cm" svg:height="0.8cm" svg:x="22.1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4cm" svg:y1="9.102cm" svg:x2="21.7cm" svg:y2="10.802cm">
          <text:p/>
        </draw:line>
        <draw:line draw:style-name="gr10" draw:text-style-name="P1" draw:layer="layout" svg:x1="23.4cm" svg:y1="9.102cm" svg:x2="22.8cm" svg:y2="9.702cm">
          <text:p/>
        </draw:line>
        <draw:line draw:style-name="gr11" draw:text-style-name="P1" draw:layer="layout" svg:x1="22.2cm" svg:y1="10.302cm" svg:x2="21.6cm" svg:y2="10.902cm">
          <text:p/>
        </draw:line>
        <draw:frame draw:style-name="gr12" draw:text-style-name="P2" draw:layer="layout" svg:width="0.855cm" svg:height="0.963cm" svg:x="22.296cm" svg:y="8.703cm">
          <draw:text-box>
            <text:p>8</text:p>
          </draw:text-box>
        </draw:frame>
        <draw:line draw:style-name="gr4" draw:text-style-name="P1" draw:layer="layout" svg:x1="26.5cm" svg:y1="10cm" svg:x2="26.501cm" svg:y2="13cm">
          <text:p/>
        </draw:line>
        <draw:frame draw:style-name="gr9" draw:text-style-name="P2" draw:layer="layout" svg:width="1.208cm" svg:height="0.963cm" svg:x="26.396cm" svg:y="10.9cm">
          <draw:text-box>
            <text:p>30</text:p>
          </draw:text-box>
        </draw:frame>
        <draw:line draw:style-name="gr3" draw:text-style-name="P1" draw:layer="layout" svg:x1="26.1cm" svg:y1="13cm" svg:x2="27.7cm" svg:y2="13cm">
          <text:p/>
        </draw:line>
        <draw:frame draw:style-name="gr9" draw:text-style-name="P2" draw:layer="layout" svg:width="1.208cm" svg:height="0.963cm" svg:x="11.496cm" svg:y="9.5cm">
          <draw:text-box>
            <text:p>20</text:p>
          </draw:text-box>
        </draw:frame>
        <draw:line draw:style-name="gr13" draw:text-style-name="P1" draw:layer="layout" svg:x1="26.5cm" svg:y1="7.5cm" svg:x2="26.5cm" svg:y2="8.3cm">
          <text:p/>
        </draw:line>
        <draw:line draw:style-name="gr3" draw:text-style-name="P1" draw:layer="layout" svg:x1="26.1cm" svg:y1="10cm" svg:x2="26.6cm" svg:y2="10cm">
          <text:p/>
        </draw:line>
        <draw:line draw:style-name="gr3" draw:text-style-name="P1" draw:layer="layout" svg:x1="26.1cm" svg:y1="7cm" svg:x2="26.6cm" svg:y2="7cm">
          <text:p/>
        </draw:line>
        <draw:line draw:style-name="gr14" draw:text-style-name="P1" draw:layer="layout" svg:x1="26.5cm" svg:y1="5.2cm" svg:x2="26.502cm" svg:y2="6cm">
          <text:p/>
        </draw:line>
        <draw:frame draw:style-name="gr15" draw:text-style-name="P2" draw:layer="layout" svg:width="1.205cm" svg:height="0.963cm" svg:x="26.297cm" svg:y="6cm">
          <draw:text-box>
            <text:p>10</text:p>
          </draw:text-box>
        </draw:frame>
        <draw:line draw:style-name="gr3" draw:text-style-name="P1" draw:layer="layout" svg:x1="15cm" svg:y1="6cm" svg:x2="27.7cm" svg:y2="6cm">
          <text:p/>
        </draw:line>
        <draw:line draw:style-name="gr3" draw:text-style-name="P1" draw:layer="layout" svg:x1="26cm" svg:y1="4.9cm" svg:x2="26cm" svg:y2="6.9cm">
          <text:p/>
        </draw:line>
        <draw:line draw:style-name="gr4" draw:text-style-name="P1" draw:layer="layout" svg:x1="27.6cm" svg:y1="6cm" svg:x2="27.6cm" svg:y2="13cm">
          <text:p/>
        </draw:line>
        <draw:frame draw:style-name="gr9" draw:text-style-name="P2" draw:layer="layout" svg:width="1.208cm" svg:height="0.963cm" svg:x="27.497cm" svg:y="8.601cm">
          <draw:text-box>
            <text:p>70</text:p>
          </draw:text-box>
        </draw:frame>
        <draw:g draw:style-name="gr16">
          <draw:line draw:style-name="gr4" draw:text-style-name="P1" draw:layer="layout" svg:x1="11cm" svg:y1="7.4cm" svg:x2="12.6cm" svg:y2="7.4cm">
            <text:p/>
          </draw:line>
          <draw:frame draw:style-name="gr15" draw:text-style-name="P2" draw:layer="layout" svg:width="1.734cm" svg:height="0.963cm" svg:x="10.896cm" svg:y="6.501cm">
            <draw:text-box>
              <text:p>16,5</text:p>
            </draw:text-box>
          </draw:frame>
          <draw:line draw:style-name="gr3" draw:text-style-name="P1" draw:layer="layout" svg:x1="11cm" svg:y1="6.3cm" svg:x2="11cm" svg:y2="7.5cm">
            <text:p/>
          </draw:line>
          <draw:line draw:style-name="gr3" draw:text-style-name="P1" draw:layer="layout" svg:x1="12.6cm" svg:y1="6.3cm" svg:x2="12.6cm" svg:y2="7.5cm">
            <text:p/>
          </draw:line>
          <draw:polygon draw:style-name="gr17" draw:text-style-name="P4" draw:layer="layout" svg:width="1.599cm" svg:height="0.199cm" svg:x="11cm" svg:y="6cm" svg:viewBox="0 0 1600 200" draw:points="200,0 0,200 1600,200 1400,0">
            <text:p/>
          </draw:polygon>
          <draw:line draw:style-name="gr18" draw:text-style-name="P1" draw:layer="layout" svg:x1="11.4cm" svg:y1="6cm" svg:x2="11.4cm" svg:y2="5.8cm">
            <text:p/>
          </draw:line>
          <draw:line draw:style-name="gr18" draw:text-style-name="P1" draw:layer="layout" svg:x1="11.5cm" svg:y1="6cm" svg:x2="11.3cm" svg:y2="6cm">
            <text:p/>
          </draw:line>
          <draw:line draw:style-name="gr18" draw:text-style-name="P1" draw:layer="layout" svg:x1="11.5cm" svg:y1="5.8cm" svg:x2="11.3cm" svg:y2="5.8cm">
            <text:p/>
          </draw:line>
          <draw:line draw:style-name="gr18" draw:text-style-name="P1" draw:layer="layout" svg:x1="12.2cm" svg:y1="6cm" svg:x2="12.2cm" svg:y2="5.8cm">
            <text:p/>
          </draw:line>
          <draw:line draw:style-name="gr18" draw:text-style-name="P1" draw:layer="layout" svg:x1="12.3cm" svg:y1="6cm" svg:x2="12.1cm" svg:y2="6cm">
            <text:p/>
          </draw:line>
          <draw:line draw:style-name="gr18" draw:text-style-name="P1" draw:layer="layout" svg:x1="12.3cm" svg:y1="5.8cm" svg:x2="12.1cm" svg:y2="5.8cm">
            <text:p/>
          </draw:line>
        </draw:g>
        <draw:line draw:style-name="gr3" draw:text-style-name="P1" draw:layer="layout" svg:x1="7.2cm" svg:y1="6.2cm" svg:x2="10.9cm" svg:y2="6.2cm">
          <text:p/>
        </draw:line>
        <draw:frame draw:style-name="gr15" draw:text-style-name="P2" draw:layer="layout" svg:width="0.853cm" svg:height="0.963cm" svg:x="5.897cm" svg:y="5.601cm">
          <draw:text-box>
            <text:p>2</text:p>
          </draw:text-box>
        </draw:frame>
        <draw:line draw:style-name="gr3" draw:text-style-name="P1" draw:layer="layout" svg:x1="7.3cm" svg:y1="6.1cm" svg:x2="6.5cm" svg:y2="6.1cm">
          <text:p/>
        </draw:line>
        <draw:line draw:style-name="gr14" draw:text-style-name="P1" draw:layer="layout" svg:x1="8.4cm" svg:y1="4.3cm" svg:x2="9.4cm" svg:y2="4.3cm">
          <text:p/>
        </draw:line>
        <draw:line draw:style-name="gr4" draw:text-style-name="P1" draw:layer="layout" svg:x1="11.5cm" svg:y1="11cm" svg:x2="11.5cm" svg:y2="13cm">
          <text:p/>
        </draw:line>
        <draw:frame draw:style-name="gr9" draw:text-style-name="P2" draw:layer="layout" svg:width="1.208cm" svg:height="0.963cm" svg:x="11.496cm" svg:y="11.5cm">
          <draw:text-box>
            <text:p>20</text:p>
          </draw:text-box>
        </draw:frame>
        <draw:line draw:style-name="gr2" draw:text-style-name="P1" draw:layer="layout" svg:x1="12.5cm" svg:y1="10cm" svg:x2="23.9cm" svg:y2="10cm">
          <text:p/>
        </draw:line>
        <draw:custom-shape draw:style-name="gr19" draw:text-style-name="P4" draw:layer="layout" svg:width="0.2cm" svg:height="0.2cm" svg:x="25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5.5cm" svg:y1="12cm" svg:x2="25.5cm" svg:y2="14.1cm">
          <text:p/>
        </draw:line>
        <draw:line draw:style-name="gr3" draw:text-style-name="P1" draw:layer="layout" svg:x1="26.501cm" svg:y1="14.001cm" svg:x2="25.501cm" svg:y2="14.001cm">
          <text:p/>
        </draw:line>
        <draw:frame draw:style-name="gr20" draw:text-style-name="P2" draw:layer="layout" svg:width="1.003cm" svg:height="0.963cm" svg:x="26.397cm" svg:y="13.202cm">
          <draw:text-box>
            <text:p>5</text:p>
          </draw:text-box>
        </draw:frame>
        <draw:line draw:style-name="gr14" draw:text-style-name="P1" draw:layer="layout" svg:x1="24.501cm" svg:y1="14.001cm" svg:x2="25.501cm" svg:y2="14.001cm">
          <text:p/>
        </draw:line>
        <draw:line draw:style-name="gr13" draw:text-style-name="P1" draw:layer="layout" svg:x1="26.001cm" svg:y1="14.001cm" svg:x2="27.2cm" svg:y2="14cm">
          <text:p/>
        </draw:line>
        <draw:custom-shape draw:style-name="gr19" draw:text-style-name="P4" draw:layer="layout" svg:width="0.2cm" svg:height="0.2cm" svg:x="25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4cm" svg:y1="11.5cm" svg:x2="24.002cm" svg:y2="13cm">
          <text:p/>
        </draw:line>
        <draw:line draw:style-name="gr3" draw:text-style-name="P1" draw:layer="layout" svg:x1="23.9cm" svg:y1="11.5cm" svg:x2="25cm" svg:y2="11.5cm">
          <text:p/>
        </draw:line>
        <draw:frame draw:style-name="gr9" draw:text-style-name="P2" draw:layer="layout" svg:width="1.208cm" svg:height="0.963cm" svg:x="23.997cm" svg:y="11.801cm">
          <draw:text-box>
            <text:p>15</text:p>
          </draw:text-box>
        </draw:frame>
        <draw:line draw:style-name="gr4" draw:text-style-name="P1" draw:layer="layout" svg:x1="24cm" svg:y1="8.5cm" svg:x2="24cm" svg:y2="11.5cm">
          <text:p/>
        </draw:line>
        <draw:frame draw:style-name="gr9" draw:text-style-name="P2" draw:layer="layout" svg:width="1.208cm" svg:height="0.963cm" svg:x="23.898cm" svg:y="9.501cm">
          <draw:text-box>
            <text:p>30</text:p>
          </draw:text-box>
        </draw:frame>
        <draw:line draw:style-name="gr3" draw:text-style-name="P1" draw:layer="layout" svg:x1="23.9cm" svg:y1="8.5cm" svg:x2="25cm" svg:y2="8.5cm">
          <text:p/>
        </draw:line>
        <draw:line draw:style-name="gr2" draw:text-style-name="P1" draw:layer="layout" svg:x1="24.9cm" svg:y1="10cm" svg:x2="26.2cm" svg:y2="10cm">
          <text:p/>
        </draw:line>
        <draw:custom-shape draw:style-name="gr19" draw:text-style-name="P4" draw:layer="layout" svg:width="0.2cm" svg:height="0.2cm" svg:x="1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2cm" svg:height="0.2cm" svg:x="1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6.2cm" svg:y1="7.8cm" svg:x2="24.8cm" svg:y2="9.2cm">
          <text:p/>
        </draw:line>
        <draw:line draw:style-name="gr10" draw:text-style-name="P1" draw:layer="layout" svg:x1="26.2cm" svg:y1="7.801cm" svg:x2="25.6cm" svg:y2="8.401cm">
          <text:p/>
        </draw:line>
        <draw:line draw:style-name="gr11" draw:text-style-name="P1" draw:layer="layout" svg:x1="25.4cm" svg:y1="8.601cm" svg:x2="24.8cm" svg:y2="9.201cm">
          <text:p/>
        </draw:line>
        <draw:frame draw:style-name="gr12" draw:text-style-name="P2" draw:layer="layout" svg:width="0.855cm" svg:height="0.963cm" svg:x="24.796cm" svg:y="7.702cm">
          <draw:text-box>
            <text:p>2</text:p>
          </draw:text-box>
        </draw:frame>
        <draw:line draw:style-name="gr21" draw:text-style-name="P1" draw:layer="layout" svg:x1="25.5cm" svg:y1="8cm" svg:x2="25.5cm" svg:y2="12cm">
          <text:p/>
        </draw:line>
        <draw:line draw:style-name="gr3" draw:text-style-name="P1" draw:layer="layout" svg:x1="6.4cm" svg:y1="7cm" svg:x2="7.1cm" svg:y2="7cm">
          <text:p/>
        </draw:line>
        <draw:line draw:style-name="gr14" draw:text-style-name="P1" draw:layer="layout" svg:x1="7.3cm" svg:y1="5cm" svg:x2="7.302cm" svg:y2="6cm">
          <text:p/>
        </draw:line>
        <draw:frame draw:style-name="gr15" draw:text-style-name="P2" draw:layer="layout" svg:width="0.853cm" svg:height="0.963cm" svg:x="6.5cm" svg:y="6.25cm">
          <draw:text-box>
            <text:p>5</text:p>
          </draw:text-box>
        </draw:frame>
        <draw:line draw:style-name="gr3" draw:text-style-name="P1" draw:layer="layout" svg:x1="7.3cm" svg:y1="6cm" svg:x2="7.3cm" svg:y2="7cm">
          <text:p/>
        </draw:line>
        <draw:line draw:style-name="gr3" draw:text-style-name="P1" draw:layer="layout" svg:x1="9.8cm" svg:y1="6.5cm" svg:x2="7.2cm" svg:y2="6.5cm">
          <text:p/>
        </draw:line>
        <draw:line draw:style-name="gr3" draw:text-style-name="P1" draw:layer="layout" svg:x1="10.7cm" svg:y1="4.2cm" svg:x2="10.7cm" svg:y2="5.9cm">
          <text:p/>
        </draw:line>
        <draw:line draw:style-name="gr3" draw:text-style-name="P1" draw:layer="layout" svg:x1="10.3cm" svg:y1="4.2cm" svg:x2="10.1cm" svg:y2="4.4cm">
          <text:p/>
        </draw:line>
        <draw:line draw:style-name="gr3" draw:text-style-name="P1" draw:layer="layout" svg:x1="9.9cm" svg:y1="4.2cm" svg:x2="9.9cm" svg:y2="6.4cm">
          <text:p/>
        </draw:line>
        <draw:line draw:style-name="gr3" draw:text-style-name="P1" draw:layer="layout" svg:x1="10cm" svg:y1="4.2cm" svg:x2="9.8cm" svg:y2="4.4cm">
          <text:p/>
        </draw:line>
        <draw:line draw:style-name="gr13" draw:text-style-name="P1" draw:layer="layout" svg:x1="7.3cm" svg:y1="7cm" svg:x2="7.302cm" svg:y2="8cm">
          <text:p/>
        </draw:line>
        <draw:line draw:style-name="gr3" draw:text-style-name="P1" draw:layer="layout" svg:x1="7.2cm" svg:y1="6cm" svg:x2="10.6cm" svg:y2="6cm">
          <text:p/>
        </draw:line>
        <draw:line draw:style-name="gr3" draw:text-style-name="P1" draw:layer="layout" svg:x1="24cm" svg:y1="7.5cm" svg:x2="26.6cm" svg:y2="7.5cm">
          <text:p/>
        </draw:line>
        <draw:line draw:style-name="gr3" draw:text-style-name="P1" draw:layer="layout" svg:x1="26.6cm" svg:y1="6.9cm" svg:x2="26.4cm" svg:y2="7.1cm">
          <text:p/>
        </draw:line>
        <draw:frame draw:style-name="gr15" draw:text-style-name="P2" draw:layer="layout" svg:width="0.853cm" svg:height="0.963cm" svg:x="26.598cm" svg:y="6.803cm">
          <draw:text-box>
            <text:p>5</text:p>
          </draw:text-box>
        </draw:frame>
        <draw:line draw:style-name="gr3" draw:text-style-name="P1" draw:layer="layout" svg:x1="23.5cm" svg:y1="4.9cm" svg:x2="23.5cm" svg:y2="6.9cm">
          <text:p/>
        </draw:line>
        <draw:frame draw:style-name="gr9" draw:text-style-name="P2" draw:layer="layout" svg:width="1.208cm" svg:height="0.963cm" svg:x="24.098cm" svg:y="4.102cm">
          <draw:text-box>
            <text:p>25</text:p>
          </draw:text-box>
        </draw:frame>
        <draw:line draw:style-name="gr4" draw:text-style-name="P1" draw:layer="layout" svg:x1="23.5cm" svg:y1="5cm" svg:x2="26cm" svg:y2="5cm">
          <text:p/>
        </draw:line>
        <draw:custom-shape draw:style-name="gr19" draw:text-style-name="P4" draw:layer="layout" svg:width="0.2cm" svg:height="0.2cm" svg:x="23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5cm" svg:y1="7.1cm" svg:x2="23.5cm" svg:y2="7.9cm">
          <text:p/>
        </draw:line>
        <draw:line draw:style-name="gr21" draw:text-style-name="P1" draw:layer="layout" svg:x1="23.9cm" svg:y1="7.5cm" svg:x2="23.1cm" svg:y2="7.5cm">
          <text:p/>
        </draw:line>
        <draw:custom-shape draw:style-name="gr19" draw:text-style-name="P4" draw:layer="layout" svg:width="0.2cm" svg:height="0.2cm" svg:x="3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5cm" svg:y1="7.1cm" svg:x2="3.5cm" svg:y2="7.9cm">
          <text:p/>
        </draw:line>
        <draw:line draw:style-name="gr21" draw:text-style-name="P1" draw:layer="layout" svg:x1="3.9cm" svg:y1="7.5cm" svg:x2="3.1cm" svg:y2="7.5cm">
          <text:p/>
        </draw:line>
        <draw:line draw:style-name="gr3" draw:text-style-name="P1" draw:layer="layout" svg:x1="26.5cm" svg:y1="6cm" svg:x2="26.5cm" svg:y2="7.5cm">
          <text:p/>
        </draw:line>
        <draw:line draw:style-name="gr3" draw:text-style-name="P1" draw:layer="layout" svg:x1="7.4cm" svg:y1="6.4cm" svg:x2="7.2cm" svg:y2="6.6cm">
          <text:p/>
        </draw:line>
        <draw:line draw:style-name="gr21" draw:text-style-name="P1" draw:layer="layout" svg:x1="1.5cm" svg:y1="8.1cm" svg:x2="1.5cm" svg:y2="11.9cm">
          <text:p/>
        </draw:line>
        <draw:line draw:style-name="gr21" draw:text-style-name="P1" draw:layer="layout" svg:x1="1.9cm" svg:y1="8.5cm" svg:x2="1.1cm" svg:y2="8.5cm">
          <text:p/>
        </draw:line>
        <draw:line draw:style-name="gr21" draw:text-style-name="P1" draw:layer="layout" svg:x1="1.9cm" svg:y1="11.5cm" svg:x2="1.1cm" svg:y2="11.5cm">
          <text:p/>
        </draw:line>
        <draw:line draw:style-name="gr21" draw:text-style-name="P1" draw:layer="layout" svg:x1="25.9cm" svg:y1="11.5cm" svg:x2="25.1cm" svg:y2="11.5cm">
          <text:p/>
        </draw:line>
        <draw:line draw:style-name="gr21" draw:text-style-name="P1" draw:layer="layout" svg:x1="25.9cm" svg:y1="8.5cm" svg:x2="25.1cm" svg:y2="8.5cm">
          <text:p/>
        </draw:line>
        <draw:line draw:style-name="gr2" draw:text-style-name="P1" draw:layer="layout" svg:x1="3.9cm" svg:y1="10cm" svg:x2="9.8cm" svg:y2="10cm">
          <text:p/>
        </draw:line>
        <draw:g draw:style-name="gr16">
          <draw:line draw:style-name="gr3" draw:text-style-name="P1" draw:layer="layout" svg:x1="4.5cm" svg:y1="9.9cm" svg:x2="4.5cm" svg:y2="10.1cm">
            <text:p/>
          </draw:line>
          <draw:line draw:style-name="gr3" draw:text-style-name="P1" draw:layer="layout" svg:x1="4.6cm" svg:y1="10cm" svg:x2="4.4cm" svg:y2="10cm">
            <text:p/>
          </draw:line>
        </draw:g>
        <draw:g draw:style-name="gr16">
          <draw:line draw:style-name="gr3" draw:text-style-name="P1" draw:layer="layout" svg:x1="9cm" svg:y1="9.9cm" svg:x2="9cm" svg:y2="10.1cm">
            <text:p/>
          </draw:line>
          <draw:line draw:style-name="gr3" draw:text-style-name="P1" draw:layer="layout" svg:x1="9.1cm" svg:y1="10cm" svg:x2="8.9cm" svg:y2="10cm">
            <text:p/>
          </draw:line>
        </draw:g>
        <draw:g draw:style-name="gr16">
          <draw:line draw:style-name="gr3" draw:text-style-name="P1" draw:layer="layout" svg:x1="3.5cm" svg:y1="7.4cm" svg:x2="3.5cm" svg:y2="7.6cm">
            <text:p/>
          </draw:line>
          <draw:line draw:style-name="gr3" draw:text-style-name="P1" draw:layer="layout" svg:x1="3.6cm" svg:y1="7.5cm" svg:x2="3.4cm" svg:y2="7.5cm">
            <text:p/>
          </draw:line>
        </draw:g>
        <draw:g draw:style-name="gr16">
          <draw:line draw:style-name="gr3" draw:text-style-name="P1" draw:layer="layout" svg:x1="1.5cm" svg:y1="8.4cm" svg:x2="1.5cm" svg:y2="8.6cm">
            <text:p/>
          </draw:line>
          <draw:line draw:style-name="gr3" draw:text-style-name="P1" draw:layer="layout" svg:x1="1.6cm" svg:y1="8.5cm" svg:x2="1.4cm" svg:y2="8.5cm">
            <text:p/>
          </draw:line>
        </draw:g>
        <draw:g draw:style-name="gr16">
          <draw:line draw:style-name="gr3" draw:text-style-name="P1" draw:layer="layout" svg:x1="1.5cm" svg:y1="11.4cm" svg:x2="1.5cm" svg:y2="11.6cm">
            <text:p/>
          </draw:line>
          <draw:line draw:style-name="gr3" draw:text-style-name="P1" draw:layer="layout" svg:x1="1.6cm" svg:y1="11.5cm" svg:x2="1.4cm" svg:y2="11.5cm">
            <text:p/>
          </draw:line>
        </draw:g>
        <draw:g draw:style-name="gr16">
          <draw:line draw:style-name="gr3" draw:text-style-name="P1" draw:layer="layout" svg:x1="18cm" svg:y1="9.9cm" svg:x2="18cm" svg:y2="10.1cm">
            <text:p/>
          </draw:line>
          <draw:line draw:style-name="gr3" draw:text-style-name="P1" draw:layer="layout" svg:x1="18.1cm" svg:y1="10cm" svg:x2="17.9cm" svg:y2="10cm">
            <text:p/>
          </draw:line>
        </draw:g>
        <draw:g draw:style-name="gr16">
          <draw:line draw:style-name="gr3" draw:text-style-name="P1" draw:layer="layout" svg:x1="22.5cm" svg:y1="9.9cm" svg:x2="22.5cm" svg:y2="10.1cm">
            <text:p/>
          </draw:line>
          <draw:line draw:style-name="gr3" draw:text-style-name="P1" draw:layer="layout" svg:x1="22.6cm" svg:y1="10cm" svg:x2="22.4cm" svg:y2="10cm">
            <text:p/>
          </draw:line>
        </draw:g>
        <draw:g draw:style-name="gr16">
          <draw:line draw:style-name="gr3" draw:text-style-name="P1" draw:layer="layout" svg:x1="25.5cm" svg:y1="11.4cm" svg:x2="25.5cm" svg:y2="11.6cm">
            <text:p/>
          </draw:line>
          <draw:line draw:style-name="gr3" draw:text-style-name="P1" draw:layer="layout" svg:x1="25.6cm" svg:y1="11.5cm" svg:x2="25.4cm" svg:y2="11.5cm">
            <text:p/>
          </draw:line>
        </draw:g>
        <draw:g draw:style-name="gr16">
          <draw:line draw:style-name="gr3" draw:text-style-name="P1" draw:layer="layout" svg:x1="25.5cm" svg:y1="8.4cm" svg:x2="25.5cm" svg:y2="8.6cm">
            <text:p/>
          </draw:line>
          <draw:line draw:style-name="gr3" draw:text-style-name="P1" draw:layer="layout" svg:x1="25.6cm" svg:y1="8.5cm" svg:x2="25.4cm" svg:y2="8.5cm">
            <text:p/>
          </draw:line>
        </draw:g>
        <draw:g draw:style-name="gr16">
          <draw:line draw:style-name="gr3" draw:text-style-name="P1" draw:layer="layout" svg:x1="23.5cm" svg:y1="7.4cm" svg:x2="23.5cm" svg:y2="7.6cm">
            <text:p/>
          </draw:line>
          <draw:line draw:style-name="gr3" draw:text-style-name="P1" draw:layer="layout" svg:x1="23.6cm" svg:y1="7.5cm" svg:x2="23.4cm" svg:y2="7.5cm">
            <text:p/>
          </draw:line>
        </draw:g>
        <draw:line draw:style-name="gr4" draw:text-style-name="P1" draw:layer="layout" svg:x1="1cm" svg:y1="16.801cm" svg:x2="26cm" svg:y2="16.8cm">
          <text:p/>
        </draw:line>
        <draw:frame draw:style-name="gr15" draw:text-style-name="P2" draw:layer="layout" svg:width="1.556cm" svg:height="0.963cm" svg:x="12.797cm" svg:y="16.003cm">
          <draw:text-box>
            <text:p>250</text:p>
          </draw:text-box>
        </draw:frame>
        <draw:line draw:style-name="gr3" draw:text-style-name="P1" draw:layer="layout" svg:x1="26cm" svg:y1="13.1cm" svg:x2="26cm" svg:y2="16.9cm">
          <text:p/>
        </draw:line>
        <draw:line draw:style-name="gr4" draw:text-style-name="P1" draw:layer="layout" svg:x1="4.5cm" svg:y1="14.998cm" svg:x2="22.5cm" svg:y2="15cm">
          <text:p/>
        </draw:line>
        <draw:frame draw:style-name="gr15" draw:text-style-name="P2" draw:layer="layout" svg:width="1.556cm" svg:height="0.963cm" svg:x="6.097cm" svg:y="15.101cm">
          <draw:text-box>
            <text:p>125</text:p>
          </draw:text-box>
        </draw:frame>
        <draw:line draw:style-name="gr3" draw:text-style-name="P1" draw:layer="layout" svg:x1="13.5cm" svg:y1="16.001cm" svg:x2="13.5cm" svg:y2="15.801cm">
          <text:p/>
        </draw:line>
        <draw:line draw:style-name="gr3" draw:text-style-name="P1" draw:layer="layout" svg:x1="10.5cm" svg:y1="8.1cm" svg:x2="10.5cm" svg:y2="8.9cm">
          <text:p/>
        </draw:line>
        <draw:line draw:style-name="gr2" draw:text-style-name="P1" draw:layer="layout" svg:x1="13.5cm" svg:y1="8.3cm" svg:x2="13.5cm" svg:y2="13.4cm">
          <text:p/>
        </draw:line>
        <draw:line draw:style-name="gr4" draw:text-style-name="P1" draw:layer="layout" svg:x1="9cm" svg:y1="14.1cm" svg:x2="18cm" svg:y2="14.1cm">
          <text:p/>
        </draw:line>
        <draw:line draw:style-name="gr3" draw:text-style-name="P1" draw:layer="layout" svg:x1="18cm" svg:y1="11cm" svg:x2="18cm" svg:y2="14.2cm">
          <text:p/>
        </draw:line>
        <draw:frame draw:style-name="gr9" draw:text-style-name="P2" draw:layer="layout" svg:width="1.208cm" svg:height="0.963cm" svg:x="12.895cm" svg:y="13.301cm">
          <draw:text-box>
            <text:p>90</text:p>
          </draw:text-box>
        </draw:frame>
        <draw:line draw:style-name="gr2" draw:text-style-name="P1" draw:layer="layout" svg:x1="13.5cm" svg:y1="15.1cm" svg:x2="13.5cm" svg:y2="15.9cm">
          <text:p/>
        </draw:line>
        <draw:line draw:style-name="gr3" draw:text-style-name="P1" draw:layer="layout" svg:x1="22.5cm" svg:y1="11cm" svg:x2="22.5cm" svg:y2="15.1cm">
          <text:p/>
        </draw:line>
        <draw:frame draw:style-name="gr22" draw:text-style-name="P2" draw:layer="layout" svg:width="1.561cm" svg:height="0.963cm" svg:x="12.695cm" svg:y="14.138cm">
          <draw:text-box>
            <text:p>180</text:p>
          </draw:text-box>
        </draw:frame>
        <draw:line draw:style-name="gr3" draw:text-style-name="P1" draw:layer="layout" svg:x1="4.5cm" svg:y1="11cm" svg:x2="4.5cm" svg:y2="14cm">
          <text:p/>
        </draw:line>
        <draw:line draw:style-name="gr4" draw:text-style-name="P1" draw:layer="layout" svg:x1="1cm" svg:y1="15.898cm" svg:x2="13.5cm" svg:y2="15.9cm">
          <text:p/>
        </draw:line>
        <draw:frame draw:style-name="gr23" draw:text-style-name="P6" draw:layer="layout" svg:width="20.797cm" svg:height="1.216cm" svg:x="3.14cm" svg:y="0.6cm">
          <draw:text-box>
            <text:p text:style-name="P5"><text:span text:style-name="T1">N_Modul: Stirnseite 250mm, zweigleisig, Mitte</text:span></text:p>
          </draw:text-box>
        </draw:frame>
        <draw:frame draw:style-name="gr5" draw:text-style-name="P2" draw:layer="layout" svg:width="0.803cm" svg:height="0.7cm" svg:x="13.098cm" svg:y="2.5cm">
          <draw:text-box>
            <text:p>82</text:p>
          </draw:text-box>
        </draw:frame>
        <draw:g draw:style-name="gr16">
          <draw:line draw:style-name="gr4" draw:text-style-name="P1" draw:layer="layout" svg:x1="14.404cm" svg:y1="7.4cm" svg:x2="16.004cm" svg:y2="7.4cm">
            <text:p/>
          </draw:line>
          <draw:frame draw:style-name="gr15" draw:text-style-name="P2" draw:layer="layout" svg:width="1.734cm" svg:height="0.963cm" svg:x="14.3cm" svg:y="6.501cm">
            <draw:text-box>
              <text:p>16,5</text:p>
            </draw:text-box>
          </draw:frame>
          <draw:line draw:style-name="gr3" draw:text-style-name="P1" draw:layer="layout" svg:x1="14.404cm" svg:y1="6.3cm" svg:x2="14.404cm" svg:y2="7.5cm">
            <text:p/>
          </draw:line>
          <draw:line draw:style-name="gr3" draw:text-style-name="P1" draw:layer="layout" svg:x1="16.004cm" svg:y1="6.3cm" svg:x2="16.004cm" svg:y2="7.5cm">
            <text:p/>
          </draw:line>
          <draw:polygon draw:style-name="gr17" draw:text-style-name="P4" draw:layer="layout" svg:width="1.599cm" svg:height="0.199cm" svg:x="14.404cm" svg:y="6cm" svg:viewBox="0 0 1600 200" draw:points="200,0 0,200 1600,200 1400,0">
            <text:p/>
          </draw:polygon>
          <draw:line draw:style-name="gr18" draw:text-style-name="P1" draw:layer="layout" svg:x1="14.804cm" svg:y1="6cm" svg:x2="14.804cm" svg:y2="5.8cm">
            <text:p/>
          </draw:line>
          <draw:line draw:style-name="gr18" draw:text-style-name="P1" draw:layer="layout" svg:x1="14.904cm" svg:y1="6cm" svg:x2="14.704cm" svg:y2="6cm">
            <text:p/>
          </draw:line>
          <draw:line draw:style-name="gr18" draw:text-style-name="P1" draw:layer="layout" svg:x1="14.904cm" svg:y1="5.8cm" svg:x2="14.704cm" svg:y2="5.8cm">
            <text:p/>
          </draw:line>
          <draw:line draw:style-name="gr18" draw:text-style-name="P1" draw:layer="layout" svg:x1="15.604cm" svg:y1="6cm" svg:x2="15.604cm" svg:y2="5.8cm">
            <text:p/>
          </draw:line>
          <draw:line draw:style-name="gr18" draw:text-style-name="P1" draw:layer="layout" svg:x1="15.704cm" svg:y1="6cm" svg:x2="15.504cm" svg:y2="6cm">
            <text:p/>
          </draw:line>
          <draw:line draw:style-name="gr18" draw:text-style-name="P1" draw:layer="layout" svg:x1="15.704cm" svg:y1="5.8cm" svg:x2="15.504cm" svg:y2="5.8cm">
            <text:p/>
          </draw:line>
        </draw:g>
        <draw:line draw:style-name="gr3" draw:text-style-name="P1" draw:layer="layout" svg:x1="12.9cm" svg:y1="5.5cm" svg:x2="12.9cm" svg:y2="5.9cm">
          <text:p/>
        </draw:line>
        <draw:line draw:style-name="gr3" draw:text-style-name="P1" draw:layer="layout" svg:x1="16.3cm" svg:y1="6.2cm" svg:x2="16.3cm" svg:y2="6.6cm">
          <text:p/>
        </draw:line>
        <draw:line draw:style-name="gr3" draw:text-style-name="P1" draw:layer="layout" svg:x1="16.3cm" svg:y1="4.2cm" svg:x2="16.3cm" svg:y2="5.901cm">
          <text:p/>
        </draw:line>
        <draw:line draw:style-name="gr4" draw:text-style-name="P1" draw:layer="layout" svg:x1="14.1cm" svg:y1="4.301cm" svg:x2="16.3cm" svg:y2="4.301cm">
          <text:p/>
        </draw:line>
        <draw:line draw:style-name="gr3" draw:text-style-name="P1" draw:layer="layout" svg:x1="14.1cm" svg:y1="5.5cm" svg:x2="14.1cm" svg:y2="5.901cm">
          <text:p/>
        </draw:line>
        <draw:line draw:style-name="gr4" draw:text-style-name="P1" draw:layer="layout" svg:x1="12.9cm" svg:y1="4.301cm" svg:x2="14.1cm" svg:y2="4.3cm">
          <text:p/>
        </draw:line>
        <draw:frame draw:style-name="gr5" draw:text-style-name="P2" draw:layer="layout" svg:width="0.803cm" svg:height="0.7cm" svg:x="13.099cm" svg:y="3.5cm">
          <draw:text-box>
            <text:p>12</text:p>
          </draw:text-box>
        </draw:frame>
        <draw:frame draw:style-name="gr5" draw:text-style-name="P2" draw:layer="layout" svg:width="0.803cm" svg:height="0.7cm" svg:x="14.8cm" svg:y="3.5cm">
          <draw:text-box>
            <text:p>22</text:p>
          </draw:text-box>
        </draw:frame>
        <draw:frame draw:style-name="gr5" draw:text-style-name="P2" draw:layer="layout" svg:width="0.803cm" svg:height="0.7cm" svg:x="11.401cm" svg:y="3.5cm">
          <draw:text-box>
            <text:p>22</text:p>
          </draw:text-box>
        </draw:frame>
        <draw:line draw:style-name="gr2" draw:text-style-name="P1" draw:layer="layout" svg:x1="15.2cm" svg:y1="5cm" svg:x2="15.2cm" svg:y2="6.5cm">
          <text:p/>
        </draw:line>
        <draw:frame draw:style-name="gr5" draw:text-style-name="P2" draw:layer="layout" svg:width="0.35cm" svg:height="0.7cm" svg:x="10.302cm" svg:y="3.5cm">
          <draw:text-box>
            <text:p>5</text:p>
          </draw:text-box>
        </draw:frame>
        <draw:frame draw:style-name="gr5" draw:text-style-name="P2" draw:layer="layout" svg:width="0.298cm" svg:height="0.7cm" svg:x="9.902cm" svg:y="3.5cm">
          <draw:text-box>
            <text:p>3</text:p>
          </draw:text-box>
        </draw:frame>
        <draw:frame draw:style-name="gr5" draw:text-style-name="P2" draw:layer="layout" svg:width="0.35cm" svg:height="0.7cm" svg:x="9.45cm" svg:y="3.5cm">
          <draw:text-box>
            <text:p>5</text:p>
          </draw:text-box>
        </draw:frame>
        <draw:line draw:style-name="gr4" draw:text-style-name="P1" draw:layer="layout" svg:x1="11.8cm" svg:y1="5.401cm" svg:x2="15.2cm" svg:y2="5.4cm">
          <text:p/>
        </draw:line>
        <draw:line draw:style-name="gr3" draw:text-style-name="P1" draw:layer="layout" svg:x1="12.9cm" svg:y1="4.2cm" svg:x2="12.9cm" svg:y2="4.6cm">
          <text:p/>
        </draw:line>
        <draw:line draw:style-name="gr3" draw:text-style-name="P1" draw:layer="layout" svg:x1="14.1cm" svg:y1="4.201cm" svg:x2="14.1cm" svg:y2="4.6cm">
          <text:p/>
        </draw:line>
        <draw:frame draw:style-name="gr5" draw:text-style-name="P2" draw:layer="layout" svg:width="1.8cm" svg:height="0.7cm" svg:x="12.6cm" svg:y="4.7cm">
          <draw:text-box>
            <text:p>34 (33,6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30T13:40:31.804712200</dc:date>
    <meta:editing-duration>PT3H31M42S</meta:editing-duration>
    <meta:editing-cycles>35</meta:editing-cycles>
    <meta:generator>LibreOffice/25.2.1.2$Windows_X86_64 LibreOffice_project/d3abf4aee5fd705e4a92bba33a32f40bc4e56f49</meta:generator>
    <meta:print-date>2012-01-15T17:40:20.95</meta:print-date>
    <meta:document-statistic meta:object-count="210"/>
  </office:meta>
</office:document-meta>
</file>